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cb69" officeooo:paragraph-rsid="001ccb69"/>
    </style:style>
    <style:style style:name="P2" style:family="paragraph" style:parent-style-name="Standard">
      <style:text-properties officeooo:rsid="001f4040" officeooo:paragraph-rsid="001f4040"/>
    </style:style>
    <style:style style:name="P3" style:family="paragraph" style:parent-style-name="Standard">
      <style:text-properties officeooo:rsid="001f4040" officeooo:paragraph-rsid="0022c352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f4040" officeooo:paragraph-rsid="0022c352"/>
    </style:style>
    <style:style style:name="P5" style:family="paragraph" style:parent-style-name="Standard">
      <style:text-properties officeooo:rsid="001f7b67" officeooo:paragraph-rsid="001f7b67"/>
    </style:style>
    <style:style style:name="P6" style:family="paragraph" style:parent-style-name="Standard">
      <style:text-properties officeooo:rsid="001f7b67" officeooo:paragraph-rsid="002a38fc"/>
    </style:style>
    <style:style style:name="P7" style:family="paragraph" style:parent-style-name="Standard">
      <style:text-properties officeooo:rsid="001f7b67" officeooo:paragraph-rsid="00296487"/>
    </style:style>
    <style:style style:name="P8" style:family="paragraph" style:parent-style-name="Standard">
      <style:text-properties officeooo:rsid="001fe690" officeooo:paragraph-rsid="002a38fc"/>
    </style:style>
    <style:style style:name="P9" style:family="paragraph" style:parent-style-name="Standard">
      <style:paragraph-properties fo:text-align="center" style:justify-single-word="false" fo:break-before="page"/>
      <style:text-properties officeooo:rsid="00296487" officeooo:paragraph-rsid="00296487"/>
    </style:style>
    <style:style style:name="P10" style:family="paragraph" style:parent-style-name="Standard">
      <style:paragraph-properties fo:text-align="center" style:justify-single-word="false"/>
      <style:text-properties officeooo:rsid="00296487" officeooo:paragraph-rsid="00296487"/>
    </style:style>
    <style:style style:name="P11" style:family="paragraph" style:parent-style-name="Standard">
      <style:text-properties officeooo:rsid="00296487" officeooo:paragraph-rsid="00296487"/>
    </style:style>
    <style:style style:name="P12" style:family="paragraph" style:parent-style-name="Standard" style:list-style-name="L1">
      <style:text-properties officeooo:rsid="001f7b67" officeooo:paragraph-rsid="002a38fc"/>
    </style:style>
    <style:style style:name="P13" style:family="paragraph" style:parent-style-name="Standard" style:list-style-name="L1">
      <style:text-properties officeooo:rsid="001fe690" officeooo:paragraph-rsid="002f34d2"/>
    </style:style>
    <style:style style:name="P14" style:family="paragraph" style:parent-style-name="Standard" style:list-style-name="L1">
      <style:text-properties officeooo:rsid="001fe690" officeooo:paragraph-rsid="002a38fc"/>
    </style:style>
    <style:style style:name="P15" style:family="paragraph" style:parent-style-name="Standard" style:list-style-name="L1">
      <style:text-properties officeooo:rsid="001fe690" officeooo:paragraph-rsid="004384bf"/>
    </style:style>
    <style:style style:name="P16" style:family="paragraph" style:parent-style-name="Standard">
      <style:text-properties officeooo:rsid="001ccb69" officeooo:paragraph-rsid="003375c2"/>
    </style:style>
    <style:style style:name="P17" style:family="paragraph" style:parent-style-name="Standard">
      <style:text-properties officeooo:rsid="001f4040" officeooo:paragraph-rsid="003375c2"/>
    </style:style>
    <style:style style:name="P18" style:family="paragraph" style:parent-style-name="Standard">
      <style:text-properties officeooo:rsid="001f4040" officeooo:paragraph-rsid="0036041e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1f4040" officeooo:paragraph-rsid="0036eee6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1f4040" officeooo:paragraph-rsid="0038074b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1f4040" officeooo:paragraph-rsid="003b82f7"/>
    </style:style>
    <style:style style:name="P22" style:family="paragraph" style:parent-style-name="Standard">
      <style:text-properties officeooo:rsid="00288d10" officeooo:paragraph-rsid="003375c2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cb69" officeooo:paragraph-rsid="003478c2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22c352" officeooo:paragraph-rsid="0037ed0d"/>
    </style:style>
    <style:style style:name="T1" style:family="text">
      <style:text-properties officeooo:rsid="002df9a9"/>
    </style:style>
    <style:style style:name="T2" style:family="text">
      <style:text-properties officeooo:rsid="002d38d5"/>
    </style:style>
    <style:style style:name="T3" style:family="text">
      <style:text-properties officeooo:rsid="001f4040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f4040"/>
    </style:style>
    <style:style style:name="T6" style:family="text">
      <style:text-properties officeooo:rsid="001f7b67"/>
    </style:style>
    <style:style style:name="T7" style:family="text">
      <style:text-properties officeooo:rsid="001fe690"/>
    </style:style>
    <style:style style:name="T8" style:family="text">
      <style:text-properties officeooo:rsid="002062d5"/>
    </style:style>
    <style:style style:name="T9" style:family="text">
      <style:text-properties officeooo:rsid="0024b1b4"/>
    </style:style>
    <style:style style:name="T10" style:family="text">
      <style:text-properties officeooo:rsid="00296487"/>
    </style:style>
    <style:style style:name="T11" style:family="text">
      <style:text-properties fo:font-style="italic" officeooo:rsid="00296487" style:font-style-asian="italic" style:font-style-complex="italic"/>
    </style:style>
    <style:style style:name="T12" style:family="text">
      <style:text-properties fo:font-style="italic" officeooo:rsid="003ce7ea" style:font-style-asian="italic" style:font-style-complex="italic"/>
    </style:style>
    <style:style style:name="T13" style:family="text">
      <style:text-properties officeooo:rsid="002af833"/>
    </style:style>
    <style:style style:name="T14" style:family="text">
      <style:text-properties officeooo:rsid="002f0aec"/>
    </style:style>
    <style:style style:name="T15" style:family="text">
      <style:text-properties officeooo:rsid="003375c2"/>
    </style:style>
    <style:style style:name="T16" style:family="text">
      <style:text-properties officeooo:rsid="003478c2"/>
    </style:style>
    <style:style style:name="T17" style:family="text">
      <style:text-properties officeooo:rsid="0038c2b2"/>
    </style:style>
    <style:style style:name="T18" style:family="text">
      <style:text-properties officeooo:rsid="003a25f4"/>
    </style:style>
    <style:style style:name="T19" style:family="text">
      <style:text-properties officeooo:rsid="003b82f7"/>
    </style:style>
    <style:style style:name="T20" style:family="text">
      <style:text-properties officeooo:rsid="003c1923"/>
    </style:style>
    <style:style style:name="T21" style:family="text">
      <style:text-properties officeooo:rsid="003ce7ea"/>
    </style:style>
    <style:style style:name="T22" style:family="text">
      <style:text-properties officeooo:rsid="003d3661"/>
    </style:style>
    <style:style style:name="T23" style:family="text">
      <style:text-properties officeooo:rsid="003dd7da"/>
    </style:style>
    <style:style style:name="T24" style:family="text">
      <style:text-properties officeooo:rsid="003f03f9"/>
    </style:style>
    <style:style style:name="T25" style:family="text">
      <style:text-properties officeooo:rsid="00402a3f"/>
    </style:style>
    <style:style style:name="T26" style:family="text">
      <style:text-properties officeooo:rsid="004113ea"/>
    </style:style>
    <style:style style:name="T27" style:family="text">
      <style:text-properties officeooo:rsid="0041c86a"/>
    </style:style>
    <style:style style:name="T28" style:family="text">
      <style:text-properties officeooo:rsid="004384b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: <text:span text:style-name="T15">______</text:span></text:p>
      <text:p text:style-name="P2"/>
      <text:p text:style-name="P1">From</text:p>
      <text:p text:style-name="P16"><text:span text:style-name="T15">______</text:span></text:p>
      <text:p text:style-name="P16"><text:span text:style-name="T15">______</text:span></text:p>
      <text:p text:style-name="P17"><text:span text:style-name="T15">______</text:span></text:p>
      <text:p text:style-name="P22">Phone: <text:span text:style-name="T15">______</text:span>, Email: <text:span text:style-name="T15">______</text:span></text:p>
      <text:p text:style-name="P1"/>
      <text:p text:style-name="P1">To</text:p>
      <text:p text:style-name="P1"/>
      <text:p text:style-name="P1">Assistant Revenue Officer, Zone-13</text:p>
      <text:p text:style-name="P1">Greater Chennai Corporation</text:p>
      <text:p text:style-name="P1">No. 115, Dr. Muthulakshmi Salai</text:p>
      <text:p text:style-name="P1">Adyar, Chennai – 600 020</text:p>
      <text:p text:style-name="P1"/>
      <text:p text:style-name="P1">Sir / Madam,</text:p>
      <text:p text:style-name="P1"/>
      <text:p text:style-name="P1">Sub:</text:p>
      <text:p text:style-name="P1"/>
      <text:p text:style-name="P23"><text:span text:style-name="T3">Property Tax Assessment – Vacant Land – Zone 13, Ward </text:span><text:span text:style-name="T16">___</text:span><text:span text:style-name="T3">, </text:span><text:span text:style-name="T15">______</text:span></text:p>
      <text:p text:style-name="P1"/>
      <text:p text:style-name="P18">I am the sole owner of the vacant plot measuring <text:span text:style-name="T15">______</text:span> square feet, situated at</text:p>
      <text:p text:style-name="P3"/>
      <text:p text:style-name="P19"><text:span text:style-name="T15">______</text:span>, Chennai</text:p>
      <text:p text:style-name="P24">Ward <text:span text:style-name="T15">___</text:span>, Zone 13, Greater Chennai Corporation</text:p>
      <text:p text:style-name="P20">TSLR – Block <text:span text:style-name="T15">___</text:span>, <text:span text:style-name="T14">Sur. Field </text:span><text:span text:style-name="T17">___</text:span>, <text:span text:style-name="T14">Sub Div. </text:span><text:span text:style-name="T17">___</text:span>, Old Survey No. <text:span text:style-name="T17">______</text:span></text:p>
      <text:p text:style-name="P4"/>
      <text:p text:style-name="P3">vide <text:span text:style-name="T18">______</text:span> Deed <text:span text:style-name="T18">executed </text:span>by <text:span text:style-name="T18">______</text:span>, registered at</text:p>
      <text:p text:style-name="P3"/>
      <text:p text:style-name="P21">S. R. O. <text:span text:style-name="T15">______</text:span>, Book <text:span text:style-name="T19">___</text:span>, Document No. <text:span text:style-name="T19">____</text:span><text:span text:style-name="T6">/</text:span><text:span text:style-name="T19">__</text:span><text:span text:style-name="T6"> on </text:span><text:span text:style-name="T19">_______</text:span><text:span text:style-name="T6">.</text:span></text:p>
      <text:p text:style-name="P5"/>
      <text:p text:style-name="P5">I hereby kindly request you to assess the Vacant Land Tax for the same and inform me <text:span text:style-name="T9">as early as possible</text:span>. I promise to pay any pending tax amount and the current tax amount <text:span text:style-name="T9">immediately and </text:span>regularly, going forward.</text:p>
      <text:p text:style-name="P5"/>
      <text:p text:style-name="P5">Thanking you.</text:p>
      <text:p text:style-name="P5"/>
      <text:p text:style-name="P5">Yours faithfully,</text:p>
      <text:p text:style-name="P5"/>
      <text:p text:style-name="P5"/>
      <text:p text:style-name="P5"/>
      <text:p text:style-name="P5">(<text:span text:style-name="T20">__________</text:span>)</text:p>
      <text:p text:style-name="P9">DECLARATION</text:p>
      <text:p text:style-name="P10"/>
      <text:p text:style-name="P7"><text:span text:style-name="T10">I</text:span> <text:span text:style-name="T21">________</text:span><text:span text:style-name="T11">, S/</text:span><text:span text:style-name="T12">D</text:span><text:span text:style-name="T11">/O </text:span><text:span text:style-name="T12">________</text:span><text:span text:style-name="T11">,</text:span><text:span text:style-name="T10"> </text:span>hereby declare that the particulars furnished <text:span text:style-name="T13">herewith</text:span> are true and correct to the best of my knowledge.</text:p>
      <text:p text:style-name="P7"/>
      <text:p text:style-name="P7">I further declare that the above said property is not situated in any water body or waterways or water catchment area. I am aware that if the furnished information is wrong, legal action will be initiated against me.</text:p>
      <text:p text:style-name="P7"/>
      <text:p text:style-name="P7"/>
      <text:p text:style-name="P11"/>
      <text:p text:style-name="P11">(<text:span text:style-name="T22">__________</text:span>)</text:p>
      <text:p text:style-name="P7"/>
      <text:p text:style-name="P11">Place: Chennai – 600<text:span text:style-name="T23">___</text:span></text:p>
      <text:p text:style-name="P11">Date: <text:span text:style-name="T23">______</text:span></text:p>
      <text:p text:style-name="P7"/>
      <text:p text:style-name="P7"/>
      <text:p text:style-name="P6">Attachments:</text:p>
      <text:list text:style-name="L1">
        <text:list-item>
          <text:p text:style-name="P12"><text:span text:style-name="T7">C</text:span>opy of <text:span text:style-name="T24">_______</text:span> Deed <text:span text:style-name="T24">executed </text:span>by <text:span text:style-name="T24">______</text:span> – Book <text:span text:style-name="T25">___</text:span>, Doc No. <text:span text:style-name="T25">____</text:span>/<text:span text:style-name="T25">__</text:span></text:p>
        </text:list-item>
        <text:list-item>
          <text:p text:style-name="P13">Copy of Extract from TSLR – Block <text:span text:style-name="T26">____</text:span><text:span text:style-name="T3">, </text:span><text:span text:style-name="T14">Sur. Field </text:span><text:span text:style-name="T26">__</text:span><text:span text:style-name="T3">, </text:span><text:span text:style-name="T14">Sub Div. </text:span><text:span text:style-name="T26">_</text:span> – <text:span text:style-name="T27">______</text:span></text:p>
        </text:list-item>
        <text:list-item>
          <text:p text:style-name="P14">Copy of Certificate of Encumberance – <text:span text:style-name="T28">____</text:span> to <text:span text:style-name="T28">____</text:span>, S. No. <text:span text:style-name="T28">____</text:span></text:p>
        </text:list-item>
        <text:list-item>
          <text:p text:style-name="P15">Copy of Certificate of Encumberance – <text:span text:style-name="T28">____</text:span> to <text:span text:style-name="T28">____</text:span>, S. No. <text:span text:style-name="T28">____</text:span>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df9a9"/>
    </style:style>
    <style:style style:name="MT2" style:family="text">
      <style:text-properties officeooo:rsid="002d38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Page </text:span><text:page-number text:select-page="current">1</text:page-number><text:s/><text:span text:style-name="MT2">of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0:10:31.901831157</meta:creation-date>
    <dc:date>2024-11-10T08:35:45.435809364</dc:date>
    <meta:editing-duration>PT1H57M1S</meta:editing-duration>
    <meta:editing-cycles>37</meta:editing-cycles>
    <meta:generator>LibreOffice/7.4.7.2$Linux_X86_64 LibreOffice_project/40$Build-2</meta:generator>
    <meta:document-statistic meta:table-count="0" meta:image-count="0" meta:object-count="0" meta:page-count="2" meta:paragraph-count="36" meta:word-count="264" meta:character-count="1541" meta:non-whitespace-character-count="1307"/>
  </office:meta>
</office:document-meta>
</file>